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Caladea" svg:font-family="Calade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adea" fo:font-size="24pt" fo:font-weight="bold" officeooo:rsid="0005baf1" officeooo:paragraph-rsid="0005baf1"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Caladea" fo:font-size="15pt" fo:font-weight="bold" officeooo:rsid="0005baf1" officeooo:paragraph-rsid="0005baf1"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font-name="Caladea" fo:font-size="15pt" officeooo:paragraph-rsid="0005baf1" style:font-size-asian="15pt" style:font-size-complex="15pt"/>
    </style:style>
    <style:style style:name="P4" style:family="paragraph" style:parent-style-name="Standard">
      <style:paragraph-properties fo:text-align="center" style:justify-single-word="false"/>
      <style:text-properties style:font-name="Caladea" fo:font-size="14pt" officeooo:paragraph-rsid="0005baf1" style:font-size-asian="14pt" style:font-size-complex="14pt"/>
    </style:style>
    <style:style style:name="P5" style:family="paragraph" style:parent-style-name="Standard">
      <style:paragraph-properties fo:text-align="start" style:justify-single-word="false"/>
      <style:text-properties fo:color="#ff0000" loext:opacity="100%" style:font-name="Caladea" fo:font-size="12pt" officeooo:paragraph-rsid="0005baf1" style:font-size-asian="12pt" style:font-size-complex="12pt"/>
    </style:style>
    <style:style style:name="P6" style:family="paragraph" style:parent-style-name="Standard">
      <style:paragraph-properties fo:text-align="start" style:justify-single-word="false"/>
      <style:text-properties style:font-name="Caladea" fo:font-size="14pt" officeooo:paragraph-rsid="0005baf1" style:font-size-asian="14pt" style:font-size-complex="14pt"/>
    </style:style>
    <style:style style:name="P7" style:family="paragraph" style:parent-style-name="Standard">
      <style:paragraph-properties fo:text-align="justify" style:justify-single-word="false"/>
      <style:text-properties style:font-name="Caladea" fo:font-size="14pt" officeooo:paragraph-rsid="0005baf1" style:font-size-asian="14pt" style:font-size-complex="14pt"/>
    </style:style>
    <style:style style:name="P8" style:family="paragraph" style:parent-style-name="Standard">
      <style:paragraph-properties fo:text-align="justify" style:justify-single-word="false"/>
      <style:text-properties style:font-name="Caladea" fo:font-size="14pt" officeooo:paragraph-rsid="0007a303" style:font-size-asian="14pt" style:font-size-complex="14pt"/>
    </style:style>
    <style:style style:name="P9" style:family="paragraph" style:parent-style-name="Standard">
      <style:paragraph-properties fo:text-align="center" style:justify-single-word="false"/>
      <style:text-properties style:font-name="Caladea" fo:font-size="15pt" fo:font-weight="bold" officeooo:rsid="0005baf1" officeooo:paragraph-rsid="0007a303"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Caladea" fo:font-size="15pt" officeooo:paragraph-rsid="0007a303" style:font-size-asian="15pt" style:font-size-complex="15pt"/>
    </style:style>
    <style:style style:name="P11" style:family="paragraph" style:parent-style-name="Standard">
      <style:paragraph-properties fo:text-align="center" style:justify-single-word="false"/>
      <style:text-properties style:font-name="Caladea" fo:font-size="14pt" officeooo:paragraph-rsid="0007a303" style:font-size-asian="14pt" style:font-size-complex="14pt"/>
    </style:style>
    <style:style style:name="P12" style:family="paragraph" style:parent-style-name="Standard">
      <style:paragraph-properties fo:text-align="start" style:justify-single-word="false"/>
      <style:text-properties fo:color="#ff0000" loext:opacity="100%" style:font-name="Caladea" fo:font-size="12pt" officeooo:paragraph-rsid="0007a303" style:font-size-asian="12pt" style:font-size-complex="12pt"/>
    </style:style>
    <style:style style:name="P13" style:family="paragraph" style:parent-style-name="Standard">
      <style:paragraph-properties fo:text-align="start" style:justify-single-word="false"/>
      <style:text-properties style:font-name="Caladea" fo:font-size="14pt" officeooo:paragraph-rsid="0007a303" style:font-size-asian="14pt" style:font-size-complex="14pt"/>
    </style:style>
    <style:style style:name="P14" style:family="paragraph" style:parent-style-name="Standard">
      <style:paragraph-properties fo:text-align="center" style:justify-single-word="false" fo:break-before="page"/>
      <style:text-properties style:font-name="Caladea" fo:font-size="24pt" fo:font-weight="bold" officeooo:rsid="0005baf1" officeooo:paragraph-rsid="0007a303" style:font-size-asian="24pt" style:font-weight-asian="bold" style:font-size-complex="24pt" style:font-weight-complex="bold"/>
    </style:style>
    <style:style style:name="P15" style:family="paragraph" style:parent-style-name="Standard">
      <style:paragraph-properties fo:text-align="center" style:justify-single-word="false"/>
      <style:text-properties style:font-name="Caladea" fo:font-size="24pt" fo:font-weight="bold" officeooo:rsid="0005baf1" officeooo:paragraph-rsid="0007a303" style:font-size-asian="24pt" style:font-weight-asian="bold" style:font-size-complex="24pt" style:font-weight-complex="bold"/>
    </style:style>
    <style:style style:name="P16" style:family="paragraph" style:parent-style-name="Standard">
      <style:paragraph-properties fo:text-align="justify" style:justify-single-word="false"/>
      <style:text-properties style:font-name="Caladea" fo:font-size="14pt" officeooo:paragraph-rsid="0008d23d" style:font-size-asian="14pt" style:font-size-complex="14pt"/>
    </style:style>
    <style:style style:name="P17" style:family="paragraph" style:parent-style-name="Standard">
      <style:paragraph-properties fo:text-align="center" style:justify-single-word="false"/>
      <style:text-properties style:font-name="Caladea" fo:font-size="15pt" fo:font-weight="bold" officeooo:rsid="0005baf1" officeooo:paragraph-rsid="0008d23d" style:font-size-asian="15pt" style:font-weight-asian="bold" style:font-size-complex="15pt" style:font-weight-complex="bold"/>
    </style:style>
    <style:style style:name="P18" style:family="paragraph" style:parent-style-name="Standard">
      <style:paragraph-properties fo:text-align="center" style:justify-single-word="false"/>
      <style:text-properties style:font-name="Caladea" fo:font-size="15pt" officeooo:paragraph-rsid="0008d23d" style:font-size-asian="15pt" style:font-size-complex="15pt"/>
    </style:style>
    <style:style style:name="P19" style:family="paragraph" style:parent-style-name="Standard">
      <style:paragraph-properties fo:text-align="justify" style:justify-single-word="false"/>
      <style:text-properties fo:font-size="14pt" officeooo:paragraph-rsid="0008d23d" style:font-size-asian="14pt" style:font-size-complex="14pt"/>
    </style:style>
    <style:style style:name="P20" style:family="paragraph" style:parent-style-name="Standard">
      <style:paragraph-properties fo:text-align="center" style:justify-single-word="false"/>
      <style:text-properties style:font-name="Caladea" fo:font-size="14pt" officeooo:paragraph-rsid="0008d23d" style:font-size-asian="14pt" style:font-size-complex="14pt"/>
    </style:style>
    <style:style style:name="P21" style:family="paragraph" style:parent-style-name="Standard">
      <style:paragraph-properties fo:text-align="start" style:justify-single-word="false"/>
      <style:text-properties fo:color="#ff0000" loext:opacity="100%" style:font-name="Caladea" fo:font-size="12pt" officeooo:paragraph-rsid="0008d23d" style:font-size-asian="12pt" style:font-size-complex="12pt"/>
    </style:style>
    <style:style style:name="P22" style:family="paragraph" style:parent-style-name="Standard">
      <style:paragraph-properties fo:text-align="start" style:justify-single-word="false"/>
      <style:text-properties style:font-name="Caladea" fo:font-size="14pt" officeooo:paragraph-rsid="0008d23d" style:font-size-asian="14pt" style:font-size-complex="14pt"/>
    </style:style>
    <style:style style:name="P23" style:family="paragraph" style:parent-style-name="Standard">
      <style:paragraph-properties fo:text-align="justify" style:justify-single-word="false"/>
      <style:text-properties fo:font-size="14pt" officeooo:paragraph-rsid="0009d5f6" style:font-size-asian="14pt" style:font-size-complex="14pt"/>
    </style:style>
    <style:style style:name="P24" style:family="paragraph" style:parent-style-name="Standard">
      <style:paragraph-properties fo:text-align="center" style:justify-single-word="false" fo:break-before="page"/>
      <style:text-properties style:font-name="Caladea" fo:font-size="24pt" fo:font-weight="bold" officeooo:rsid="0005baf1" officeooo:paragraph-rsid="0009d5f6" style:font-size-asian="24pt" style:font-weight-asian="bold" style:font-size-complex="24pt" style:font-weight-complex="bold"/>
    </style:style>
    <style:style style:name="P25" style:family="paragraph" style:parent-style-name="Standard">
      <style:paragraph-properties fo:text-align="center" style:justify-single-word="false"/>
      <style:text-properties style:font-name="Caladea" fo:font-size="24pt" fo:font-weight="bold" officeooo:rsid="0005baf1" officeooo:paragraph-rsid="0009d5f6" style:font-size-asian="24pt" style:font-weight-asian="bold" style:font-size-complex="24pt" style:font-weight-complex="bold"/>
    </style:style>
    <style:style style:name="P26" style:family="paragraph" style:parent-style-name="Standard">
      <style:paragraph-properties fo:text-align="center" style:justify-single-word="false"/>
      <style:text-properties style:font-name="Caladea" fo:font-size="15pt" fo:font-weight="bold" officeooo:rsid="0005baf1" officeooo:paragraph-rsid="0009d5f6" style:font-size-asian="15pt" style:font-weight-asian="bold" style:font-size-complex="15pt" style:font-weight-complex="bold"/>
    </style:style>
    <style:style style:name="P27" style:family="paragraph" style:parent-style-name="Standard">
      <style:paragraph-properties fo:text-align="center" style:justify-single-word="false"/>
      <style:text-properties style:font-name="Caladea" fo:font-size="15pt" officeooo:paragraph-rsid="0009d5f6" style:font-size-asian="15pt" style:font-size-complex="15pt"/>
    </style:style>
    <style:style style:name="P28" style:family="paragraph" style:parent-style-name="Standard">
      <style:paragraph-properties fo:text-align="center" style:justify-single-word="false"/>
      <style:text-properties style:font-name="Caladea" fo:font-size="14pt" officeooo:paragraph-rsid="0009d5f6" style:font-size-asian="14pt" style:font-size-complex="14pt"/>
    </style:style>
    <style:style style:name="P29" style:family="paragraph" style:parent-style-name="Standard">
      <style:paragraph-properties fo:text-align="start" style:justify-single-word="false"/>
      <style:text-properties fo:color="#ff0000" loext:opacity="100%" style:font-name="Caladea" fo:font-size="12pt" officeooo:paragraph-rsid="0009d5f6" style:font-size-asian="12pt" style:font-size-complex="12pt"/>
    </style:style>
    <style:style style:name="P30" style:family="paragraph" style:parent-style-name="Standard">
      <style:paragraph-properties fo:text-align="start" style:justify-single-word="false"/>
      <style:text-properties style:font-name="Caladea" fo:font-size="14pt" officeooo:paragraph-rsid="0009d5f6" style:font-size-asian="14pt" style:font-size-complex="14pt"/>
    </style:style>
    <style:style style:name="P31" style:family="paragraph" style:parent-style-name="Standard">
      <style:paragraph-properties fo:text-align="justify" style:justify-single-word="false"/>
      <style:text-properties style:font-name="Caladea" fo:font-size="14pt" officeooo:paragraph-rsid="0009d5f6" style:font-size-asian="14pt" style:font-size-complex="14pt"/>
    </style:style>
    <style:style style:name="T1" style:family="text">
      <style:text-properties officeooo:rsid="001213ff"/>
    </style:style>
    <style:style style:name="T2" style:family="text">
      <style:text-properties officeooo:rsid="0005baf1"/>
    </style:style>
    <style:style style:name="T3" style:family="text">
      <style:text-properties fo:font-variant="small-caps"/>
    </style:style>
    <style:style style:name="T4" style:family="text">
      <style:text-properties fo:font-variant="small-caps" officeooo:rsid="0005baf1"/>
    </style:style>
    <style:style style:name="T5" style:family="text">
      <style:text-properties fo:font-variant="small-caps" officeooo:rsid="0007a303"/>
    </style:style>
    <style:style style:name="T6" style:family="text">
      <style:text-properties fo:font-variant="normal" fo:text-transform="none" officeooo:rsid="0005baf1"/>
    </style:style>
    <style:style style:name="T7" style:family="text">
      <style:text-properties officeooo:rsid="0007a303"/>
    </style:style>
    <style:style style:name="T8" style:family="text">
      <style:text-properties fo:font-variant="normal" fo:text-transform="none" officeooo:rsid="0007a303"/>
    </style:style>
    <style:style style:name="T9" style:family="text">
      <style:text-properties fo:font-variant="small-caps" style:font-name="Caladea" officeooo:rsid="0008d23d"/>
    </style:style>
    <style:style style:name="T10" style:family="text">
      <style:text-properties fo:font-variant="small-caps" style:font-name="Caladea" officeooo:rsid="0005baf1"/>
    </style:style>
    <style:style style:name="T11" style:family="text">
      <style:text-properties fo:font-variant="normal" fo:text-transform="none" style:font-name="Caladea" officeooo:rsid="0008d23d"/>
    </style:style>
    <style:style style:name="T12" style:family="text">
      <style:text-properties officeooo:rsid="0008d23d"/>
    </style:style>
    <style:style style:name="T13" style:family="text">
      <style:text-properties officeooo:rsid="0009d5f6"/>
    </style:style>
    <style:style style:name="T14" style:family="text">
      <style:text-properties officeooo:rsid="000b00b7"/>
    </style:style>
    <style:style style:name="T15" style:family="text">
      <style:text-properties fo:font-variant="normal" fo:text-transform="none" style:font-name="Caladea" fo:text-shadow="none" officeooo:rsid="0008d2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IN CŒNA DÓMINI</text:p>
      <text:p text:style-name="P1"/>
      <text:p text:style-name="P2">Lectio IV</text:p>
      <text:p text:style-name="P3"/>
      <text:p text:style-name="P4">Ex Tractátu sancti Augustíni Epíscopi super Psalmos</text:p>
      <text:p text:style-name="P5">In Psalmum 54. ad <text:span text:style-name="T2">1</text:span>. versum</text:p>
      <text:p text:style-name="P6"/>
      <text:p text:style-name="P7">E<text:span text:style-name="T3">xáudi</text:span>, Deus, oratiónem meam, et ne despéxeris deprecatiónem meam : inténde mihi, et exáudi me. Satagéntis, sollíciti, in tribulatióne pósiti, verba sunt ista. Orat multa pátiens, de malo liberári desíderans. Súperest ut videámus, in quo malo sit : et cum dícere cœperit : agnoscámus ibi nos esse : ut, communicáta tribulatióne, conjungámus oratiónem. Contristátus sum, inquit, in exercitatióne mea, et conturbátus sum. Ubi contristátus ? ubi conturbátus ? In exercitatióne mea, inquit. Hómines malos, quos pátitur, commemorátus est : eamdémque passiónem malórum hóminum exercitatiónem suam dixit. Ne putétis gratis esse malos in hoc mundo, et nihil boni de illis ágere Deum. Omnis malus aut ídeo vivit, ut corrigátur : aut ídeo vivit, ut per illum bonus exerceátur.</text:p>
      <text:p text:style-name="P7"/>
      <text:p text:style-name="P2">Lectio V</text:p>
      <text:p text:style-name="P3"/>
      <text:p text:style-name="P7"><text:span text:style-name="T4">Utinam </text:span>ergo qui nos modo exércent, convertántur, et nobíscum exerceántur : tamen quámdiu ita sunt ut exérceant, non eos odérimus : quia in eo quod malus est quis eórum, utrum usque in finem perseveratúrus sit, ignorámus. Et plerúmque cum tibi vidéris odísse inimícum, fratrem odísti, et nescis. Diábolus, et ángeli ejus in Scriptúris sanctis manifestáti sunt nobis, quod ad ignem ætérnum sint destináti. Ipsórum tantum desperánda est corréctio, contra quos habémus occúltam luctam : ad quam luctam nos armat Apóstolus, dicens : Non est nobis colluctátio advérsus carnem et sánguinem : id est, non advérsus hómines, quos vidétis, sed advérsus príncipes, et potestátes, et rectóres mundi, tenebrárum harum. Ne forte cum dixísset, mundi, intellígeres dæmones esse rectóres cæli et terræ, mundi dixit, tenebrárum harum : mundi dixit, amatórum mundi : mundi dixit, impiórum et iniquórum : mundi dixit, de quo dicit Evangélium : Et mundus eum non cognóvit.</text:p>
      <text:p text:style-name="P7"/>
      <text:p text:style-name="P7"/>
      <text:p text:style-name="P2"><text:soft-page-break/>Lectio VI</text:p>
      <text:p text:style-name="P3"/>
      <text:p text:style-name="P8"><text:span text:style-name="T4">Qu</text:span><text:span text:style-name="T5">ó</text:span><text:span text:style-name="T4">niam</text:span><text:span text:style-name="T6"> vidi iniquitátem, et contradictiónem in civitáte. Atténde glóriam Crucis ipsíus. Jam in fronte regum Crux illa fixa est, cui inimíci insultavérunt. Efféctus probávit virtútem : dómuit orbem non ferro, sed ligno. Lignum crucis contuméliis dignum visum est inimícis, et ante ipsum lignum stantes caput agitábant, et dicébant : Si Fílius Dei est, descéndat de Cruce. Extendébat ille manus suas ad pópulum non credéntem et contradicéntem. Si enim justus est, qui ex fide vivit ; iníquus est qui non habet fidem. Quod ergo hic ait, iniquitátem : perfídiam intéllige. Vidébat ergo Dóminus in civitáte iniquitátem et contradictiónem, et extendébat manus suas ad pópulum non credéntem, et contradicéntem : et tamen et ipsos exspéctans dicébat : Pater, ignósce illis, quia nésciunt quid fáciunt.</text:span></text:p>
      <text:p text:style-name="P8"/>
      <text:p text:style-name="P9">Lectio V<text:span text:style-name="T7">II</text:span></text:p>
      <text:p text:style-name="P10"/>
      <text:p text:style-name="P11">De Epístola prima beáti Pauli Apóstoli ad Corínthios </text:p>
      <text:p text:style-name="P12"><text:span text:style-name="T7">I</text:span> Cor 11, 17-34</text:p>
      <text:p text:style-name="P13"/>
      <text:p text:style-name="P8"><text:span text:style-name="T8">H</text:span><text:span text:style-name="T5">oc</text:span><text:span text:style-name="T6"> </text:span><text:span text:style-name="T8">autem præcípio : non laudans quod non in mélius, sed in detérius convenítis. Primum quidem conveniéntibus vobis in Ecclésiam, áudio scissúras esse inter vos, et ex parte credo. Nam opórtet et hæreses esse, ut et qui probáti sunt, manifésti fiant in vobis. Conveniéntibus ergo vobis in unum, jam non est Domínicam cœnam manducáre. Unusquísque enim suam cœnam præsúmit ad manducándum. Et álius quidem ésurit, álius autem ébrius est. Numquid domos non habétis ad manducándum, et bibéndum ? aut Ecclésiam Dei contémnitis, et confúnditis eos qui non habent ? Quid dicam vobis ? laudo vos ? in hoc non laudo.</text:span></text:p>
      <text:p text:style-name="P8"/>
      <text:p text:style-name="P9">Lectio VI<text:span text:style-name="T7">II</text:span></text:p>
      <text:p text:style-name="P10"/>
      <text:p text:style-name="P8"><text:span text:style-name="T5">Ego</text:span><text:span text:style-name="T6"> </text:span><text:span text:style-name="T8">enim accépi a Dómino quod et trádidi vobis, quóniam Dóminus Jesus in qua nocte tradebátur, accépit panem, et grátias agens fregit, et dixit : Accípite, et manducáte : hoc est corpus meum, quod pro vobis tradétur : hoc fácite in meam commemoratiónem. Simíliter et cálicem, postquam cœnávit, dicens : Hic calix novum testaméntum est in meo sánguine : hoc fácite quotiescúmque bibétis, in meam commemoratiónem. Quotiescúmque enim manducábitis panem hunc, et cálicem bibétis, mortem Dómini annuntiábitis donec véniat.</text:span></text:p>
      <text:p text:style-name="P8"><text:soft-page-break/></text:p>
      <text:p text:style-name="P9">Lectio <text:span text:style-name="T7">IX</text:span></text:p>
      <text:p text:style-name="P10"/>
      <text:p text:style-name="P8"><text:span text:style-name="T5">Itaque</text:span><text:span text:style-name="T6"> quicúmque manducáverit panem hunc, vel bíberit cálicem Dómini indígne, reus erit córporis et sánguinis Dómini. Probet autem seípsum homo : et sic de pane illo edat, et de cálice bibat. Qui enim mandúcat et bibit indígne, judícium sibi mandúcat et bibit, non dijúdicans corpus Dómini. Ideo inter vos multi infírmi et imbecílles, et dórmiunt multi. Quod si nosmetípsos dijudicarémus, non útique judicarémur. Dum judicámur autem, a Dómino corrípimur, ut non cum hoc mundo damnémur. Itaque fratres mei, cum convenítis ad manducándum, ínvicem exspectáte. Si quis ésurit, domi mandúcet, ut non in judícium conveniátis. Cétera autem, cum vénero, dispónam.</text:span></text:p>
      <text:p text:style-name="P14">IN <text:span text:style-name="T7">PARASCEVE</text:span></text:p>
      <text:p text:style-name="P15"/>
      <text:p text:style-name="P9">Lectio IV</text:p>
      <text:p text:style-name="P10"/>
      <text:p text:style-name="P11">Ex Tractátu sancti Augustíni Epíscopi super Psalmos</text:p>
      <text:p text:style-name="P12">In Psalmum <text:span text:style-name="T7">63</text:span>. ad <text:span text:style-name="T7">2</text:span>. versum</text:p>
      <text:p text:style-name="P13"/>
      <text:p text:style-name="P16"><text:span text:style-name="T8">P</text:span><text:span text:style-name="T5">rotexísti</text:span><text:span text:style-name="T6"> </text:span><text:span text:style-name="T8">m</text:span><text:span text:style-name="T6">e, Deus, a convéntu malignántium, a multitúdine operántium iniquitátem. Jam ipsum caput nostrum intueámur. Multi Mártyres tália passi sunt, sed nihil sic elúcet, quómodo caput Mártyrum : ibi mélius intuémur, quod illi expérti sunt. Protéctus est a multitúdine malignántium, protegénte se Deo, protegénte carnem suam ipso Fílio, et hómine, quem gerébat : quia Fílius hóminis est, et Fílius Dei est. Fílius Dei, propter formam Dei : Fílius hóminis, propter formam servi, habens in potestáte pónere ánimam suam, et recípere eam. Quid ei potuérunt fácere inimíci ? Occidérunt corpus, ánimam non occidérunt. Inténdite. Parum ergo erat, Dóminum hortári Mártyres verbo, nisi firmáret exémplo.</text:span></text:p>
      <text:p text:style-name="P16"/>
      <text:p text:style-name="P17">Lectio V</text:p>
      <text:p text:style-name="P18"/>
      <text:p text:style-name="P19"><text:span text:style-name="T9">Nostis</text:span><text:span text:style-name="T10"> </text:span><text:span text:style-name="T11">qui convéntus erat malignántium Judæórum, et quæ multitúdo erat operántium iniquitátem. Quam iniquitátem ? Quia voluérunt occídere Dóminum Jesum Christum. Tanta ópera bona, inquit, osténdi vobis : propter quod horum me vultis occídere ? Pértulit omnes infírmos eórum, curávit omnes lánguidos eórum, prædicávit regnum cælórum, non tácuit vítia eórum, ut ipsa pótius eis displicérent, non médicus, a quo sanabántur. His ómnibus curatiónibus ejus ingráti, tamquam multa febre phrenétici, insaniéntes in médicum, qui vénerat curáre eos, excogitavérunt consílium perdéndi eum : tamquam ibi voléntes probáre, utrum vere homo sit, qui mori possit, an áliquid super hómines sit, et mori se non permíttat. Verbum ipsórum agnóscimus in Sapiéntia Salomónis : Morte turpíssima, ínquiunt, condemnémus eum. Interrogémus eum : erit enim respectus in sermónibus illíus. Si enim vere Fílius Dei est, líberet eum.</text:span></text:p>
      <text:p text:style-name="P16"/>
      <text:p text:style-name="P16"/>
      <text:p text:style-name="P16"/>
      <text:p text:style-name="P17"><text:soft-page-break/>Lectio V<text:span text:style-name="T12">I</text:span></text:p>
      <text:p text:style-name="P18"/>
      <text:p text:style-name="P19"><text:span text:style-name="T9">Exacuérunt</text:span><text:span text:style-name="T10"> </text:span><text:span text:style-name="T11">tamquam gládium linguas suas. Non dicant Judæi : Non occídimus Christum. Etenim proptérea eum dedérunt júdici Piláto, ut quasi ipsi a morte ejus videréntur immúnes. Nam cum dixísset eis Pilátus : Vos eum occídite : respondérunt, Nobis non licet occídere quemquam. Iniquitátem facínoris sui in júdicem hóminem refúndere volébant : sed numquid Deum júdicem fallébant ? Quod fecit Pilátus, in eo ipso quod fecit, aliquántum párticeps fuit : sed in comparatióne illórum multo ipse innocéntior. Institit enim, quantum pótuit, ut illum ex eórum mánibus liberáret : nam proptérea flagellátum prodúxit ad eos. Non persequéndo Dóminum flagellávit, sed eórum furóri satisfácere volens : ut vel sic jam mitéscerent, et desínerent velle occídere, cum flagellátum vidérent. Fecit et hoc. At ubi perseveravérunt, nostis illum lavísse manus, et dixísse, quod ipse non fecísset, mundum se esse a morte illíus. Fecit tamen. Sed si reus, quia fecit vel invítus : illi innocéntes, qui coëgérunt, ut fáceret ? Nullo modo. Sed ille dixit in eum senténtiam et jussit eum crucifígi, et quasi ipse occídit : et vos o Judæi, occidístis. Unde occidístis ? Gládio linguæ : acuístis enim linguas vestras. Et quando percussístis, nisi quando clamástis : Crucifíge, crucifíge ?</text:span></text:p>
      <text:p text:style-name="P16"/>
      <text:p text:style-name="P17">Lectio V<text:span text:style-name="T7">II</text:span></text:p>
      <text:p text:style-name="P18"/>
      <text:p text:style-name="P20">De Epístola prima beáti Pauli Apóstoli ad Hebræos</text:p>
      <text:p text:style-name="P21">Heb. 4, 11 à 5, 10</text:p>
      <text:p text:style-name="P22"/>
      <text:p text:style-name="P16"><text:span text:style-name="T8">F</text:span><text:span text:style-name="T5">estinémus</text:span><text:span text:style-name="T8"> íngredi in illam réquiem : ut ne in idípsum quis íncidat incredulitátis exémplum. Vivus est enim sermo Dei, et éfficax et penetrabílior omni gládio ancípiti : et pertíngens usque ad divisiónem ánimæ ac spíritus : compágum quoque ac medullárum, et discrétor cogitatiónum et intentiónum cordis. Et non est ulla creatúra invisíbilis in conspéctu ejus : ómnia autem nuda et apérta sunt óculis ejus, ad quem nobis sermo. Habéntes ergo Pontíficem magnum qui penetrávit cælos, Jesum Fílium Dei, teneámus confessiónem. Non enim habémus Pontíficem qui non possit cómpati infirmitátibus nostris : tentátum autem per ómnia pro similitúdine absque peccáto.</text:span></text:p>
      <text:p text:style-name="P16"/>
      <text:p text:style-name="P16"/>
      <text:p text:style-name="P16"/>
      <text:p text:style-name="P16"/>
      <text:p text:style-name="P17"><text:soft-page-break/>Lectio V<text:span text:style-name="T12">III</text:span></text:p>
      <text:p text:style-name="P18"/>
      <text:p text:style-name="P19"><text:span text:style-name="T9">Adeámus</text:span><text:span text:style-name="T11"> ergo cum fidúcia ad thronum grátiæ : ut misericórdiam consequámur, et grátiam inveniámus in auxílio opportúno. Omnis namque Póntifex ex homínibus assúmptus pro homínibus constitúitur in iis quæ sunt ad Deum ut ófferat dona et sacrifícia pro peccátis : qui condolére possit iis qui ígnorant et errant : quóniam et ipse circúmdatus est infirmitáte. Et proptérea debet quemádmodum pro pópulo ita étiam pro semetípso offérre pro peccátis.</text:span></text:p>
      <text:p text:style-name="P16"/>
      <text:p text:style-name="P17">Lectio <text:span text:style-name="T13">IX</text:span></text:p>
      <text:p text:style-name="P18"/>
      <text:p text:style-name="P23"><text:span text:style-name="T9">Nec</text:span><text:span text:style-name="T11"> quisquam sumit sibi honórem, sed qui vocátur a Deo, tamquam Aaron. Sic et Christus non semetípsum clarificávit ut Póntifex fíeret : sed qui locútus est ad eum : Fílius meus es tu, ego hódie génui te. Quemádmodum et in álio loco dicit : Tu es sacérdos in ætérnum, secúndum órdinem Melchísedech. Qui in diébus carnis suæ preces, supplicatiónesque ad eum, qui possit illum salvum fácere a morte, cum clamóre válido, et lácrimis ófferens, exaudítus est pro sua reveréntia. Et quidem cum esset Fílius Dei, dídicit ex iis, quæ passus est, obediéntiam : et consummátus, factus est ómnibus obtemperántibus sibi, causa salútis ætérnæ, appellátus a Deo Póntifex juxta órdinem Melchísedech.</text:span></text:p>
      <text:p text:style-name="P24">IN S<text:span text:style-name="T13">ABATO SANCTO</text:span></text:p>
      <text:p text:style-name="P25"/>
      <text:p text:style-name="P26">Lectio IV</text:p>
      <text:p text:style-name="P27"/>
      <text:p text:style-name="P28">Ex Tractátu sancti Augustíni Epíscopi super Psalmos</text:p>
      <text:p text:style-name="P29">In Psalmum 63. ad 7. versum</text:p>
      <text:p text:style-name="P30"/>
      <text:p text:style-name="P31"><text:span text:style-name="T6">A</text:span><text:span text:style-name="T4">ccédet</text:span><text:span text:style-name="T6"> homo ad cor altum, et exaltábitur Deus. Illi dixérunt : Quis nos vidébit ? Defecérunt scrutantes scrutatiónes, consília mala. Accéssit homo ad ipsa consília, passus est se tenéri ut homo. Non enim tenerétur nisi homo, aut viderétur nisi homo, aut cæderétur nisi homo, aut crucifigerétur, aut morerétur nisi homo. Accéssit ergo homo ad illas omnes passiónes, quæ in illo nihil valérent, nisi esset homo. Sed si ille non esset homo, non liberarétur homo. Accéssit homo ad cor altum, id est, cor secrétum, objíciens aspéctibus humánis hóminem, servans intus Deum : celans formam Dei, in qua æquális est Patri, et ófferens formam servi, qua minor est Patre.</text:span></text:p>
      <text:p text:style-name="P31"/>
      <text:p text:style-name="P26">Lectio V</text:p>
      <text:p text:style-name="P27"/>
      <text:p text:style-name="P23"><text:span text:style-name="T11">Q</text:span><text:span text:style-name="T9">uo</text:span><text:span text:style-name="T11"> perduxérunt illas scrutatiónes suas, quas perscrutántes defecérunt, ut étiam mórtuo Dómino et sepúlto, custódes pónerent ad sepúlcrum ? Dixérunt enim Piláto : Sedúctor ille : hoc appellabátur nómine Dóminus Jesus Christus, ad solátium servórum suórum, quando dicúntur seductóres : ergo illi Piláto : Sedúctor ille, ínquiunt, dixit adhuc vivens : Post tres dies resúrgam. Jube ítaque custodíri sepúlcrum usque in diem tértium, ne forte véniant discípuli ejus, et furéntur eum, et dicant plebi, Surréxit a mórtuis : et erit novíssimus error pejor prióre. Ait illis Pilátus : Habétis custódiam, ite, custodíte sicut scitis. Illi autem abeúntes, muniérunt sepúlcrum, signántes lápidem cum custódibus.</text:span></text:p>
      <text:p text:style-name="P31"/>
      <text:p text:style-name="P31"/>
      <text:p text:style-name="P31"/>
      <text:p text:style-name="P31"/>
      <text:p text:style-name="P31"/>
      <text:p text:style-name="P26"><text:soft-page-break/>Lectio V<text:span text:style-name="T12">I</text:span></text:p>
      <text:p text:style-name="P27"/>
      <text:p text:style-name="P23"><text:span text:style-name="T11">P</text:span><text:span text:style-name="T9">osuérunt</text:span><text:span text:style-name="T11"> custódes mílites ad sepúlcrum. Concússa terra Dóminus resurréxit : mirácula facta sunt tália circa sepúlcrum, ut et ipsi mílites, qui custódes advénerant, testes fíerent, si vellent vera nuntiáre. Sed avarítia illa, quæ captivávit discípulum cómitem Christi, captivávit et mílitem custódem sepúlcri. Damus, ínquiunt, vobis pecúniam : et dícite, quia vobis dormiéntibus venérunt discípuli ejus, et abstulérunt eum. Vere defecérunt scrutántes scrutatiónes. Quid est quod dixísti, o infélix astútia ? Tantúmne déseris lucem consílii pietátis, et in profúnda versútiæ demérgeris, ut hoc dicas : Dícite, quia vobis dormiéntibus venérunt discípuli ejus, et abstulérunt eum ? Dormiéntes testes ádhibes : vere tu ipse obdormísti, qui scrutándo tália defecísti.</text:span></text:p>
      <text:p text:style-name="P23"><text:span text:style-name="T11"/></text:p>
      <text:p text:style-name="P26">Lectio V<text:span text:style-name="T7">II</text:span></text:p>
      <text:p text:style-name="P27"/>
      <text:p text:style-name="P28">De Epístola prima beáti Pauli Apóstoli ad Hebræos</text:p>
      <text:p text:style-name="P29">Heb. 9, 11 à <text:span text:style-name="T14">22</text:span></text:p>
      <text:p text:style-name="P30"/>
      <text:p text:style-name="P31"><text:span text:style-name="T8">C</text:span><text:span text:style-name="T5">hristus</text:span><text:span text:style-name="T8"> assístens Póntifex futurórum bonórum, per ámplius et perféctius tabernáculum, non manufáctum, id est, non hujus creatiónis : neque per sánguinem hircórum aut vitulórum, sed per próprium sánguinem introívit semel in Sancta, ætérna redemptióne invénta. Si enim sanguis hircórum et taurórum, et cinis vítulæ aspérsus inquinátos sanctíficat ad emundatiónem carnis : quanto magis sanguis Christi, qui per Spíritum Sanctum semetípsum óbtulit immaculátum Deo, emundábit consciéntiam nostram ab opéribus mórtuis, ad serviéndum Deo vivénti ?</text:span></text:p>
      <text:p text:style-name="P31"/>
      <text:p text:style-name="P26">Lectio V<text:span text:style-name="T12">III</text:span></text:p>
      <text:p text:style-name="P27"/>
      <text:p text:style-name="P23"><text:span text:style-name="T11">E</text:span><text:span text:style-name="T9">t</text:span><text:span text:style-name="T11"> ideo novi Testaménti mediátor est : ut morte intercedénte, in redemptiónem eárum prævaricatiónum, quæ erant sub prióri testaménto, repromissiónem accípiant qui vocáti sunt ætérnæ hereditátis. Ubi enim testaméntum est, mors necésse est intercédat testatóris. </text:span><text:span text:style-name="T15">Testaméntum</text:span><text:span text:style-name="T11"> enim in mórtuis confirmátum est : alióquin nondum valet, dum vivit qui testátus est. Unde nec primum quidem sine sánguine dedicátum est.</text:span></text:p>
      <text:p text:style-name="P31"/>
      <text:p text:style-name="P31"/>
      <text:p text:style-name="P26"><text:soft-page-break/>Lectio <text:span text:style-name="T13">IX</text:span></text:p>
      <text:p text:style-name="P27"/>
      <text:p text:style-name="P23"><text:span text:style-name="T11">L</text:span><text:span text:style-name="T9">ecto</text:span><text:span text:style-name="T11"> enim omni mandáto legis a Móyse univérso pópulo, accípiens sánguinem vitulórum et hircórum cum aqua, et lana coccínea, et hyssópo, ipsum quoque librum, et omnem pópulum aspérsit, dicens : Hic sanguis Testaménti, quod mandávit ad vos Deus. Étiam tabernáculum et ómnia vasa ministérii sánguine simíliter aspérsit et ómnia pene in sánguine secúndum legem mundántur : et sine sánguinis effusióne non fit remíssi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Caladea" svg:font-family="Calade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4T19:32:12.643000000</meta:creation-date>
    <dc:date>2025-12-19T20:32:15.714290255</dc:date>
    <meta:editing-duration>PT29M42S</meta:editing-duration>
    <meta:editing-cycles>4</meta:editing-cycles>
    <meta:generator>LibreOffice/25.2.2.2$Linux_X86_64 LibreOffice_project/520$Build-2</meta:generator>
    <meta:document-statistic meta:table-count="0" meta:image-count="0" meta:object-count="0" meta:page-count="9" meta:paragraph-count="51" meta:word-count="2007" meta:character-count="13057" meta:non-whitespace-character-count="11101"/>
  </office:meta>
</office:document-meta>
</file>